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fo:font-size="18pt" style:font-size-asian="18pt" style:font-size-complex="18pt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TENTION JON AND JEFF</text:p>
      <text:p text:style-name="P1"/>
      <text:p text:style-name="P1">Our Group is in the editing stage of this work. We are almost finished rewriting the executive summary, conclusions, and recommendations.</text:p>
      <text:p text:style-name="P1"/>
      <text:p text:style-name="P1">We will submit at the latest by 11PM April 7<text:span text:style-name="T1">th</text:span> (today)</text:p>
      <text:p text:style-name="P1"/>
      <text:p text:style-name="P1">-Jeff, Afshin, Ste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fshin Haidari-Khabbaz</meta:initial-creator>
    <meta:creation-date>2014-04-07T16:51:50.25</meta:creation-date>
    <dc:date>2014-04-07T16:56:58.62</dc:date>
    <dc:creator>Afshin Haidari-Khabbaz</dc:creator>
    <meta:editing-duration>PT5M8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4" meta:word-count="39" meta:character-count="233"/>
  </office:meta>
</office:document-meta>
</file>